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bb383" style:font-style-asian="normal" style:font-style-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b358"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bb383" officeooo:paragraph-rsid="001bb383"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b358" officeooo:paragraph-rsid="001cb358" style:font-style-asian="normal" style:font-style-complex="normal"/>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style:style style:name="T76" style:family="text">
      <style:text-properties officeooo:rsid="00113768"/>
    </style:style>
    <style:style style:name="T77" style:family="text">
      <style:text-properties officeooo:rsid="001372f8"/>
    </style:style>
    <style:style style:name="T78" style:family="text">
      <style:text-properties officeooo:rsid="001545d1"/>
    </style:style>
    <style:style style:name="T79" style:family="text">
      <style:text-properties officeooo:rsid="0016ad56"/>
    </style:style>
    <style:style style:name="T80" style:family="text">
      <style:text-properties officeooo:rsid="00179a3b"/>
    </style:style>
    <style:style style:name="T81" style:family="text">
      <style:text-properties officeooo:rsid="001bb383"/>
    </style:style>
    <style:style style:name="T82" style:family="text">
      <style:text-properties officeooo:rsid="001cb358"/>
    </style:style>
    <style:style style:name="T83" style:family="text">
      <style:text-properties officeooo:rsid="001cf85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52"/>
      <text:h text:style-name="P153"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3"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2760683992397081746"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text:span text:style-name="T76">д</text:span>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text:span text:style-name="T78">на </text:span>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text:span text:style-name="T79">загривке</text:span>.</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text:span text:style-name="T80">тем</text:span>,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149">– Ты прав, так будет лучше. Я была слишком самонадеянна, когда пыталась работать с тобой, как с учеником из школы для одарённых единорогов. <text:span text:style-name="T81">У тебя нет кьютимарки — и я пыталась определить твой талант во время этих заданий. Мои попытки провалились — </text:span>твой талант лежит глубже, намного глубже чем я могу рассмотреть. Мне очень жаль.</text:p>
      <text:p text:style-name="P149"/>
      <text:p text:style-name="P151">Охренеть! Ты участвовал в театре в качестве главного актёра, Анон!</text:p>
      <text:p text:style-name="P149"/>
      <text:p text:style-name="P149">– <text:span text:style-name="T81">А ты не думала, что это несколько неэтично — устраивать надо мной эксперименты без моего на то согласия? Или у вас, у правителей, это в порядке вещей? – возмутился я. – Да, блин, ты правильно сделала, что утаила от меня цель этих издевательств! Потому что хрен бы я на них согласился, знай я их настоящую цель!</text:span></text:p>
      <text:p text:style-name="P149"/>
      <text:p text:style-name="P151"><text:soft-page-break/>Резкие слова готовились сорваться у меня с языка. Я пару раз чуть не помер в этих экспериментах, не говоря о сожжённых нервных клетках! Сейчас пошлю эту королевскую братию подальше и уберусь восвояси!</text:p>
      <text:p text:style-name="P151"/>
      <text:p text:style-name="P149">Аликорница <text:span text:style-name="T81">уловила бушующие во мне эмоции и виновато</text:span> отвернулась. <text:span text:style-name="T82">Уши её опустились.</text:span></text:p>
      <text:p text:style-name="P149">– <text:span text:style-name="T81">Анонимус, ты не прав. Не сердись, пожалуйста.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span></text:p>
      <text:p text:style-name="P149"/>
      <text:p text:style-name="P152">Я выдохнул. Потом глубоко вдохнул. И снова выдохнул. Распиравшее меня негодование ушло, сменившись несказанным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про которую ты уже успел позабыть.</text:p>
      <text:p text:style-name="P150"><text:span text:style-name="T82">Я протянул руку и примирительно погладил аликорницу по спине. Бархатистая шерсть приятно щекотала ладонь. Уши Селестии незамедлительно воспряли.</text:span></text:p>
      <text:p text:style-name="P150"><text:span text:style-name="T82">Аликорница</text:span>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text:span text:style-name="T82">отдёрнул руку</text:span>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text:span text:style-name="T83">трижды</text:span>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text:soft-page-break/>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text:soft-page-break/>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text:soft-page-break/>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3"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text:soft-page-break/>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text:soft-page-break/>–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text:soft-page-break/>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oft-page-break/><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text:soft-page-break/>–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text:soft-page-break/>–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text:span><text:soft-page-break/><text:span text:style-name="T11">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oft-page-break/><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text:soft-page-break/></text:p>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text:soft-page-break/>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text:soft-page-break/></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text:soft-page-break/>–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text:soft-page-break/>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text:soft-page-break/>–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text:soft-page-break/>–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text:soft-page-break/>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text:soft-page-break/>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text:soft-page-break/>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text:soft-page-break/>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text:soft-page-break/>–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text:soft-page-break/>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text:soft-page-break/>–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oft-page-break/><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text:soft-page-break/>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text:soft-page-break/>–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text:soft-page-break/>–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text:soft-page-break/>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text:soft-page-break/>–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oft-page-break/><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oft-page-break/><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text:soft-page-break/></text:p>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text:soft-page-break/>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text:soft-page-break/>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text:soft-page-break/>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oft-page-break/><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oft-page-break/><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text:soft-page-break/>–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text:soft-page-break/></text:p>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text:soft-page-break/>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text:soft-page-break/>–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oft-page-break/><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text:soft-page-break/>–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4"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text:span text:style-name="T77">Мну</text:span>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text:span text:style-name="T77">Мну</text:span> люб<text:span text:style-name="T77">ит</text:span>,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text:span text:style-name="T77">тень</text:span>!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text:span text:style-name="T77">у</text:span>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text:span text:style-name="T77">Мну</text:span>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text:soft-page-break/>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text:soft-page-break/>–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text:soft-page-break/>–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text:soft-page-break/>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6"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3"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text:soft-page-break/></text:p>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text:soft-page-break/>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text:soft-page-break/>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10T19:29:45.541528317</dc:date>
    <meta:editing-duration>P148DT13H34M36S</meta:editing-duration>
    <meta:editing-cycles>9392</meta:editing-cycles>
    <meta:generator>LibreOffice/5.1.6.2$Linux_X86_64 LibreOffice_project/10m0$Build-2</meta:generator>
    <meta:printed-by>макс </meta:printed-by>
    <meta:print-date>2017-08-23T21:51:29.95</meta:print-date>
    <meta:document-statistic meta:table-count="0" meta:image-count="0" meta:object-count="0" meta:page-count="238" meta:paragraph-count="4752" meta:word-count="101543" meta:character-count="672893" meta:non-whitespace-character-count="571617"/>
  </office:meta>
</office:document-meta>
</file>